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%20test=%22o.mx_net_qty%20%3E%200%20or%20not%20data.get('with_stock',%20False)%22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mpr_qty" xlink:type="simple">mx_net_mpr_qty</text:a></text:p>
          </table:table-cell>
          <table:table-cell table:style-name="ce6" office:value-type="string" calcext:value-type="string">
            <text:p><text:a xlink:href="python://o.mx_lord_mrp_qty" xlink:type="simple">mx_lord_mrp_qty</text:a></text:p>
          </table:table-cell>
          <table:table-cell table:style-name="ce11" table:number-columns-repeated="2"/>
          <table:table-cell table:style-name="ce4" table:number-columns-repeated="1018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4:53:35.7138815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8-02-12T14:55:09.632740856</dc:date>
    <dc:creator>thebrush </dc:creator>
    <meta:editing-duration>PT2H7S</meta:editing-duration>
    <meta:editing-cycles>16</meta:editing-cycles>
    <meta:document-statistic meta:table-count="1" meta:cell-count="15" meta:object-count="0"/>
  </office:meta>
</office:document-meta>
</file>